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5876B0374E5A5F63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Lawn" draw:opacity="100%" draw:opacity-name="Transparency_20_13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P1" style:family="paragraph">
      <loext:graphic-properties draw:fill="bitmap" draw:fill-image-name="Lawn" draw:opacity="100%" draw:opacity-name="Transparency_20_13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Lawn" xlink:href="Pictures/1000000000000200000001E5876B0374E5A5F630.jpg" xlink:type="simple" xlink:show="embed" xlink:actuate="onLoad"/>
    <draw:opacity draw:name="Transparency_20_1" draw:display-name="Transparency 1" draw:style="rectangular" draw:cx="50%" draw:cy="50%" draw:start="100%" draw:end="0%" draw:angle="0" draw:border="0%"/>
    <draw:opacity draw:name="Transparency_20_10" draw:display-name="Transparency 10" draw:style="rectangular" draw:cx="50%" draw:cy="50%" draw:start="100%" draw:end="25%" draw:angle="40" draw:border="0%"/>
    <draw:opacity draw:name="Transparency_20_11" draw:display-name="Transparency 11" draw:style="rectangular" draw:cx="50%" draw:cy="50%" draw:start="100%" draw:end="25%" draw:angle="340" draw:border="0%"/>
    <draw:opacity draw:name="Transparency_20_12" draw:display-name="Transparency 12" draw:style="rectangular" draw:cx="50%" draw:cy="50%" draw:start="100%" draw:end="25%" draw:angle="3040" draw:border="0%"/>
    <draw:opacity draw:name="Transparency_20_13" draw:display-name="Transparency 13" draw:style="rectangular" draw:cx="50%" draw:cy="50%" draw:start="100%" draw:end="25%" draw:angle="300" draw:border="0%"/>
    <draw:opacity draw:name="Transparency_20_2" draw:display-name="Transparency 2" draw:style="rectangular" draw:cx="50%" draw:cy="50%" draw:start="100%" draw:end="5%" draw:angle="0" draw:border="0%"/>
    <draw:opacity draw:name="Transparency_20_3" draw:display-name="Transparency 3" draw:style="rectangular" draw:cx="50%" draw:cy="50%" draw:start="100%" draw:end="10%" draw:angle="0" draw:border="0%"/>
    <draw:opacity draw:name="Transparency_20_4" draw:display-name="Transparency 4" draw:style="rectangular" draw:cx="50%" draw:cy="50%" draw:start="100%" draw:end="15%" draw:angle="0" draw:border="0%"/>
    <draw:opacity draw:name="Transparency_20_5" draw:display-name="Transparency 5" draw:style="rectangular" draw:cx="50%" draw:cy="50%" draw:start="100%" draw:end="20%" draw:angle="0" draw:border="0%"/>
    <draw:opacity draw:name="Transparency_20_6" draw:display-name="Transparency 6" draw:style="rectangular" draw:cx="50%" draw:cy="50%" draw:start="100%" draw:end="25%" draw:angle="0" draw:border="0%"/>
    <draw:opacity draw:name="Transparency_20_7" draw:display-name="Transparency 7" draw:style="rectangular" draw:cx="50%" draw:cy="50%" draw:start="100%" draw:end="25%" draw:angle="10" draw:border="0%"/>
    <draw:opacity draw:name="Transparency_20_8" draw:display-name="Transparency 8" draw:style="rectangular" draw:cx="50%" draw:cy="50%" draw:start="100%" draw:end="25%" draw:angle="20" draw:border="0%"/>
    <draw:opacity draw:name="Transparency_20_9" draw:display-name="Transparency 9" draw:style="rectangular" draw:cx="50%" draw:cy="50%" draw:start="100%" draw:end="25%" draw:angle="3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1M55S</meta:editing-duration>
    <meta:editing-cycles>48</meta:editing-cycles>
    <meta:generator>LibreOffice/6.1.5.2$Linux_X86_64 LibreOffice_project/10$Build-2</meta:generator>
    <dc:date>2022-01-16T01:54:31.674635545</dc:date>
    <meta:document-statistic meta:object-count="1"/>
  </office:meta>
</office:document-meta>
</file>